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fo:background-color="#ffff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7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8" style:family="text">
      <style:text-properties fo:font-variant="normal" fo:text-transform="none" fo:color="#22223b" fo:letter-spacing="normal" fo:font-style="normal"/>
    </style:style>
    <style:style style:name="T9" style:family="text"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5" style:family="text">
      <style:text-properties fo:background-color="#ffff0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2479152884987569455" text:style-name="L1">
        <text:list-item>
          <text:p text:style-name="P19">Intro</text:p>
        </text:list-item>
        <text:list-item>
          <text:p text:style-name="P19">Text</text:p>
        </text:list-item>
        <text:list-item>
          <text:p text:style-name="P19">Font Stack</text:p>
        </text:list-item>
        <text:list-item>
          <text:p text:style-name="P19">Font Styles</text:p>
        </text:list-item>
        <text:list-item>
          <text:p text:style-name="P19">Text Layout</text:p>
        </text:list-item>
        <text:list-item>
          <text:p text:style-name="P19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2">My series of cheatsheets have led me through the design process of laying out and positioning elements on the page, and how best to select the elements to apply styling. </text:p>
      <text:p text:style-name="P12"/>
      <text:p text:style-name="P2"><text:span text:style-name="T8">Now that I have my building blocks in place and my background set it is time to look at a very simple but possibly the most important type of content on any project....the text.</text:span> </text:p>
      <text:p text:style-name="P2"/>
      <text:p text:style-name="P12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</text:p>
      <text:p text:style-name="Text_20_body"><text:line-break/></text:p>
      <text:p text:style-name="P6">[Section 2 = Text]</text:p>
      <text:p text:style-name="P2"/>
      <text:p text:style-name="P8">All things text</text:p>
      <text:p text:style-name="P2"/>
      <text:p text:style-name="P2">The majority of text will be written as plain text when coding in HTML but there are a few special characters to keep in mind.</text:p>
      <text:p text:style-name="P2"/>
      <text:p text:style-name="P2"/>
      <text:p text:style-name="P2"><text:bookmark text:name="docs-internal-guid-170d07d3-7fff-2ac4-ac89-1afcaf11d0ab"/><text:span text:style-name="T2">&lt;</text:span><text:span text:style-name="T1"> <text:tab/></text:span><text:span text:style-name="T2">&amp;lt;</text:span></text:p>
      <text:p text:style-name="P11"><text:span text:style-name="T2">&gt;</text:span><text:span text:style-name="T1"> </text:span><text:span text:style-name="T3"><text:tab/>&amp;gt;</text:span></text:p>
      <text:p text:style-name="P2"><text:span text:style-name="T1">“ <text:tab/></text:span><text:span text:style-name="T2">&amp;quot;</text:span></text:p>
      <text:p text:style-name="P2"><text:span text:style-name="T2">'</text:span><text:span text:style-name="T1"> <text:tab/></text:span><text:span text:style-name="T2">&amp;apos;</text:span></text:p>
      <text:p text:style-name="P2"><text:span text:style-name="T2">&amp;</text:span><text:span text:style-name="T1"> <text:tab/></text:span><text:span text:style-name="T2">&amp;amp;</text:span> </text:p>
      <text:p text:style-name="P2"/>
      <text:p text:style-name="P2"/>
      <text:p text:style-name="P6">[Section 3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><text:soft-page-break/></text:p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9">San-serif</text:p>
      <text:p text:style-name="P9"/>
      <text:p text:style-name="P2"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<text:soft-page-break/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/>
      <text:p text:style-name="P9">Fantasy</text:p>
      <text:p text:style-name="P2"/>
      <text:p text:style-name="P2">Copperplate</text:p>
      <text:p text:style-name="P2">Papyrus</text:p>
      <text:p text:style-name="P2"/>
      <text:p text:style-name="P9">Script</text:p>
      <text:p text:style-name="P2"/>
      <text:p text:style-name="P2">Brush Script MT</text:p>
      <text:p text:style-name="P2"/>
      <text:p text:style-name="P2">Font Stack example:</text:p>
      <text:p text:style-name="P2"/>
      <text:p text:style-name="P17"><text:bookmark text:name="docs-internal-guid-fdbc050c-7fff-1950-77dd-69c6fcffbdd6"/>p {</text:p>
      <text:p text:style-name="P17">font-family: “Trebuchet MS”, Verdana,sans-serif;</text:p>
      <text:p text:style-name="P17">}</text:p>
      <text:p text:style-name="P6"/>
      <text:p text:style-name="P6"/>
      <text:p text:style-name="P6">[Section 4 = Font Style]</text:p>
      <text:p text:style-name="P6"/>
      <text:p text:style-name="P8">Font Style</text:p>
      <text:p text:style-name="P8"/>
      <text:p text:style-name="P2">Subsection:</text:p>
      <text:list xml:id="list8137332370126136371" text:style-name="L2">
        <text:list-item>
          <text:p text:style-name="P20">Font Size</text:p>
        </text:list-item>
        <text:list-item>
          <text:p text:style-name="P20">Font Style</text:p>
        </text:list-item>
        <text:list-item>
          <text:p text:style-name="P20">Font Weight</text:p>
        </text:list-item>
        <text:list-item>
          <text:p text:style-name="P20">Text transform</text:p>
        </text:list-item>
        <text:list-item>
          <text:p text:style-name="P20">Text decoration</text:p>
        </text:list-item>
        <text:list-item>
          <text:p text:style-name="P20">Text drop shadows</text:p>
        </text:list-item>
      </text:list>
      <text:p text:style-name="P8"/>
      <text:p text:style-name="P9">Font Size</text:p>
      <text:p text:style-name="P9"/>
      <text:p text:style-name="P2"/>
      <text:p text:style-name="P2">The default font-size for html is 16px which looks like this:</text:p>
      <text:p text:style-name="P2"/>
      <text:p text:style-name="P12">&amp;lt;h1&amp;gt;</text:p>
      <text:p text:style-name="P12">&amp;lt;h2&amp;gt;</text:p>
      <text:p text:style-name="P12"><text:soft-page-break/>&amp;lt;h3&amp;gt;</text:p>
      <text:p text:style-name="P12">&amp;lt;h4&amp;gt;</text:p>
      <text:p text:style-name="P12">&amp;lt;h5&amp;gt;</text:p>
      <text:p text:style-name="P12">&amp;lt;h6&amp;gt;</text:p>
      <text:p text:style-name="P12">&amp;lt;p&amp;gt;</text:p>
      <text:p text:style-name="P12"/>
      <text:p text:style-name="P12">Font Size is commonly set as px, em, rem, vw, ch or pt (print view)</text:p>
      <text:p text:style-name="P12"/>
      <text:p text:style-name="P12">To make font-size responsive we can use clamp...</text:p>
      <text:p text:style-name="P12"/>
      <text:p text:style-name="P12">font-size: clamp(1rem, 2.5vw, 2rem); </text:p>
      <text:p text:style-name="P9"/>
      <text:p text:style-name="P9">Font Style</text:p>
      <text:p text:style-name="P9"/>
      <text:list xml:id="list5424169780043243289" text:style-name="L3">
        <text:list-item>
          <text:p text:style-name="P21">Normal</text:p>
        </text:list-item>
        <text:list-item>
          <text:p text:style-name="P21">Italic</text:p>
        </text:list-item>
        <text:list-item>
          <text:p text:style-name="P21">Oblique</text:p>
        </text:list-item>
      </text:list>
      <text:p text:style-name="P2"/>
      <text:p text:style-name="P9">Font Weight</text:p>
      <text:p text:style-name="P9"/>
      <text:list xml:id="list8027684834887368467" text:style-name="L4">
        <text:list-item>
          <text:p text:style-name="P22">normal</text:p>
        </text:list-item>
        <text:list-item>
          <text:p text:style-name="P22">bold</text:p>
        </text:list-item>
        <text:list-item>
          <text:p text:style-name="P22">lighter</text:p>
        </text:list-item>
        <text:list-item>
          <text:p text:style-name="P22">bolder</text:p>
        </text:list-item>
        <text:list-item>
          <text:p text:style-name="P22">100-900</text:p>
        </text:list-item>
      </text:list>
      <text:p text:style-name="P2"/>
      <text:p text:style-name="P9">Text Transform</text:p>
      <text:p text:style-name="P2"/>
      <text:list xml:id="list2874307449737221542" text:style-name="L5">
        <text:list-item>
          <text:p text:style-name="P23">none</text:p>
        </text:list-item>
        <text:list-item>
          <text:p text:style-name="P23">uppercase</text:p>
        </text:list-item>
        <text:list-item>
          <text:p text:style-name="P23">lowercase</text:p>
        </text:list-item>
        <text:list-item>
          <text:p text:style-name="P23">capitalize</text:p>
        </text:list-item>
        <text:list-item>
          <text:p text:style-name="P23">full-width</text:p>
          <text:p text:style-name="P23"/>
        </text:list-item>
      </text:list>
      <text:p text:style-name="P9">Text Decoration</text:p>
      <text:p text:style-name="P9"/>
      <text:list xml:id="list6527385349766370469" text:style-name="L6">
        <text:list-item>
          <text:p text:style-name="P24">text-decoration-line</text:p>
          <text:list>
            <text:list-item>
              <text:p text:style-name="P24">none</text:p>
            </text:list-item>
            <text:list-item>
              <text:p text:style-name="P24">underline</text:p>
            </text:list-item>
            <text:list-item>
              <text:p text:style-name="P24">overline</text:p>
            </text:list-item>
            <text:list-item>
              <text:p text:style-name="P24">line-through</text:p>
            </text:list-item>
          </text:list>
        </text:list-item>
        <text:list-item>
          <text:p text:style-name="P24">text-decoration-style</text:p>
          <text:list>
            <text:list-item>
              <text:p text:style-name="P24">solid</text:p>
            </text:list-item>
            <text:list-item>
              <text:p text:style-name="P24">double</text:p>
            </text:list-item>
            <text:list-item>
              <text:p text:style-name="P24">dotted</text:p>
            </text:list-item>
            <text:list-item>
              <text:p text:style-name="P24">dashed</text:p>
            </text:list-item>
            <text:list-item>
              <text:p text:style-name="P24">wavy</text:p>
            </text:list-item>
          </text:list>
        </text:list-item>
        <text:list-item>
          <text:p text:style-name="P24">text-underline-offset</text:p>
          <text:list>
            <text:list-item>
              <text:p text:style-name="P24">auto</text:p>
            </text:list-item>
            <text:list-item>
              <text:p text:style-name="P24"><text:soft-page-break/>set by pixel (example of pgq not having tails cut)</text:p>
            </text:list-item>
          </text:list>
        </text:list-item>
        <text:list-item>
          <text:p text:style-name="P24">text-decoration-color</text:p>
          <text:p text:style-name="P24"/>
        </text:list-item>
      </text:list>
      <text:p text:style-name="P9">Text Drop Shadows</text:p>
      <text:p text:style-name="P8"/>
      <text:p text:style-name="P8"/>
      <text:p text:style-name="P6">[Section 5 = Text Layout]</text:p>
      <text:p text:style-name="P6"/>
      <text:p text:style-name="P12"><text:bookmark text:name="docs-internal-guid-629961eb-7fff-e694-ee59-6c8a6e69659e"/>Text drop shadows use 4 properties:</text:p>
      <text:p text:style-name="P12"/>
      <text:p text:style-name="P13">text-shadow: 4px 4px 5 px red;</text:p>
      <text:p text:style-name="P12"/>
      <text:p text:style-name="P12">1-The horizontal offset of the shadow from the original text</text:p>
      <text:p text:style-name="P12">2-The vertical offset of the shadow from the original text</text:p>
      <text:p text:style-name="P12">3-The blur radius (default = 0)</text:p>
      <text:p text:style-name="P12">4-Base colour (default = black)</text:p>
      <text:p text:style-name="P12"/>
      <text:p text:style-name="P12">Multiple shadows can be added:</text:p>
      <text:p text:style-name="P11"><text:line-break/><text:span text:style-name="T9">text-shadow: -1px -1px 1px #aaa;</text:span></text:p>
      <text:p text:style-name="P13">0px 4px 1 px rgba(0,0,0,5),</text:p>
      <text:p text:style-name="P13">4px 4px 5px rgba(0,0,0,7),</text:p>
      <text:p text:style-name="P13">0px 0px 7px rgba(0,0,0,4);</text:p>
      <text:p text:style-name="P13"/>
      <text:p text:style-name="P7">Text Layout</text:p>
      <text:p text:style-name="P7"/>
      <text:p text:style-name="P2">Subsection:</text:p>
      <text:list xml:id="list35669671" text:continue-list="list8137332370126136371" text:style-name="L2">
        <text:list-item>
          <text:p text:style-name="P20">Alignment</text:p>
        </text:list-item>
        <text:list-item>
          <text:p text:style-name="P20">Line Height</text:p>
        </text:list-item>
        <text:list-item>
          <text:p text:style-name="P20">Letter Spacing</text:p>
        </text:list-item>
        <text:list-item>
          <text:p text:style-name="P20">Word Spacing</text:p>
        </text:list-item>
        <text:list-item>
          <text:p text:style-name="P20">Font Variant</text:p>
        </text:list-item>
        <text:list-item>
          <text:p text:style-name="P20">Font Kerning</text:p>
        </text:list-item>
        <text:list-item>
          <text:p text:style-name="P20">Text Indent</text:p>
        </text:list-item>
        <text:list-item>
          <text:p text:style-name="P20">White Space</text:p>
        </text:list-item>
        <text:list-item>
          <text:p text:style-name="P20">Text Overflow</text:p>
        </text:list-item>
        <text:list-item>
          <text:p text:style-name="P20">Word Break</text:p>
        </text:list-item>
        <text:list-item>
          <text:p text:style-name="P20">Word Wrap</text:p>
        </text:list-item>
        <text:list-item>
          <text:p text:style-name="P20">Writing Mode</text:p>
        </text:list-item>
        <text:list-item>
          <text:p text:style-name="P20">Text Orientation</text:p>
          <text:p text:style-name="P20"/>
          <text:p text:style-name="P20"/>
        </text:list-item>
      </text:list>
      <text:p text:style-name="P2"/>
      <text:p text:style-name="P9">Alignment</text:p>
      <text:p text:style-name="P9"/>
      <text:p text:style-name="P2">Text can be aligned with <text:span text:style-name="T15">text-align</text:span> using these values:</text:p>
      <text:p text:style-name="P2"/>
      <text:list xml:id="list2329304457302490631" text:style-name="L7">
        <text:list-item>
          <text:p text:style-name="P25">right</text:p>
        </text:list-item>
        <text:list-item>
          <text:p text:style-name="P25">left</text:p>
        </text:list-item>
        <text:list-item>
          <text:p text:style-name="P25"><text:soft-page-break/>center</text:p>
        </text:list-item>
        <text:list-item>
          <text:p text:style-name="P25">justify (use with caution)</text:p>
        </text:list-item>
      </text:list>
      <text:p text:style-name="P2"/>
      <text:p text:style-name="P9">Line Height</text:p>
      <text:p text:style-name="P9"/>
      <text:p text:style-name="P11"><text:span text:style-name="T12">Line Height as the name suggests sets the height of each line with </text:span><text:span text:style-name="T13">line-height</text:span><text:span text:style-name="T12"> using</text:span><text:span text:style-name="T3"> most size and length values and a unitless value (recommend 1.5-2)</text:span><text:span text:style-name="T12"> </text:span></text:p>
      <text:p text:style-name="P2"/>
      <text:p text:style-name="P9">Letter Spacing</text:p>
      <text:p text:style-name="P9"/>
      <text:p text:style-name="P2">As the name suggests sets the space between letters with <text:span text:style-name="T15">letter-spacing</text:span> using<text:span text:style-name="T2"> most size and length values and is u</text:span>sed more for heading text than in blocks of text.</text:p>
      <text:p text:style-name="P2"/>
      <text:p text:style-name="P9">Word Spacing</text:p>
      <text:p text:style-name="P9"/>
      <text:p text:style-name="P2">Also as the name suggests sets the space between words with word<text:span text:style-name="T15">-spacing</text:span> using<text:span text:style-name="T2"> most size and length values. </text:span></text:p>
      <text:p text:style-name="P14"/>
      <text:p text:style-name="P16">Font Variant</text:p>
      <text:p text:style-name="P14"/>
      <text:p text:style-name="P14">Switch between small caps and normal font.</text:p>
      <text:p text:style-name="P14"/>
      <text:p text:style-name="P15">font-variant: small-caps;</text:p>
      <text:p text:style-name="P15">font-variant: normal;</text:p>
      <text:p text:style-name="P14"/>
      <text:p text:style-name="P16">Font Kerning</text:p>
      <text:p text:style-name="P16"/>
      <text:p text:style-name="P14">This sets the use of the kerning information stored in a font.</text:p>
      <text:p text:style-name="P14"/>
      <text:p text:style-name="P15">font-kerning: auto;</text:p>
      <text:p text:style-name="P15">font-kerning: normal;</text:p>
      <text:p text:style-name="P15">font-kerning: none;</text:p>
      <text:p text:style-name="P14"/>
      <text:p text:style-name="P9">Text Indent</text:p>
      <text:p text:style-name="P2"/>
      <text:p text:style-name="P14">Sets how much horizontal space should be left before the beginning of the first line with <text:span text:style-name="T15">text-indent</text:span> using most size and length values. </text:p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p text:style-name="P3">white-space: normal;</text:p>
      <text:p text:style-name="P3">white-space: nowrap;</text:p>
      <text:p text:style-name="P3">white-space: pre;</text:p>
      <text:p text:style-name="P3">white-space: pre-wrap;</text:p>
      <text:p text:style-name="P3">white-space: pre-line;</text:p>
      <text:p text:style-name="P3">white-space: break-spaces;</text:p>
      <text:p text:style-name="P9"><text:soft-page-break/></text:p>
      <text:p text:style-name="P9">Text Overflow</text:p>
      <text:p text:style-name="P9"/>
      <text:p text:style-name="P2">This sets how hidden overflow content is signaled to users. The container also needs to have <text:span text:style-name="T15">overflow</text:span> and <text:span text:style-name="T15">white-space</text:span> set before text-overflow will take affect.</text:p>
      <text:p text:style-name="P2"/>
      <text:p text:style-name="P3">div {</text:p>
      <text:p text:style-name="P3"><text:s text:c="2"/>white-space: nowrap;</text:p>
      <text:p text:style-name="P3"><text:s text:c="2"/>overflow: hidden;</text:p>
      <text:p text:style-name="P3"><text:s text:c="2"/>text-overflow: ellipsis;</text:p>
      <text:p text:style-name="P3">}</text:p>
      <text:p text:style-name="P3"/>
      <text:p text:style-name="P4">Values can be set as:</text:p>
      <text:list xml:id="list5799518923487143548" text:style-name="L8">
        <text:list-item>
          <text:p text:style-name="P27">clip</text:p>
        </text:list-item>
        <text:list-item>
          <text:p text:style-name="P27">ellipsis</text:p>
        </text:list-item>
        <text:list-item>
          <text:p text:style-name="P27">custom character</text:p>
        </text:list-item>
      </text:list>
      <text:p text:style-name="P4"/>
      <text:p text:style-name="P9"/>
      <text:p text:style-name="P9">Word Break</text:p>
      <text:p text:style-name="P9"/>
      <text:p text:style-name="P2"><text:span text:style-name="T4">Using </text:span><text:span text:style-name="T5">word-break</text:span><text:span text:style-name="T4"> specifies how words should break when reaching the end of a line.</text:span> </text:p>
      <text:p text:style-name="P9"/>
      <text:p text:style-name="P4">Values can be set as:</text:p>
      <text:list xml:id="list35676595" text:continue-numbering="true" text:style-name="L8">
        <text:list-item>
          <text:p text:style-name="P27">normal</text:p>
        </text:list-item>
        <text:list-item>
          <text:p text:style-name="P27">keep all</text:p>
        </text:list-item>
        <text:list-item>
          <text:p text:style-name="P27">break all</text:p>
        </text:list-item>
      </text:list>
      <text:p text:style-name="P4"/>
      <text:p text:style-name="P9">Word Wrap</text:p>
      <text:p text:style-name="P9"/>
      <text:p text:style-name="P9"><text:span text:style-name="T6">Using </text:span><text:span text:style-name="T7">word-wrap can a</text:span><text:span text:style-name="T6">llow long words to be able to break and wrap onto the next line.</text:span></text:p>
      <text:p text:style-name="P2"><text:s/></text:p>
      <text:p text:style-name="P5">word-wrap: normal;</text:p>
      <text:p text:style-name="P5">word-wrap: break-word;</text:p>
      <text:p text:style-name="P5"/>
      <text:p text:style-name="P9"/>
      <text:p text:style-name="P9">Writing Mode</text:p>
      <text:p text:style-name="P9"/>
      <text:p text:style-name="P2">This sets whether lines of text are laid out horizontally or vertically, as well as the direction in which blocks progress.</text:p>
      <text:p text:style-name="P5"/>
      <text:p text:style-name="P5">writing-mode: horizontal-tb;</text:p>
      <text:p text:style-name="P5">writing-mode: vertical-rl;</text:p>
      <text:p text:style-name="P5">writing-mode: vertical-lr;</text:p>
      <text:p text:style-name="P10"/>
      <text:p text:style-name="P9">Text Orientation</text:p>
      <text:p text:style-name="P9"/>
      <text:p text:style-name="P11"><text:span text:style-name="T12">This only </text:span><text:span text:style-name="T10">affects te</text:span><text:span text:style-name="T11">xt in vertical mode and </text:span><text:span text:style-name="T14">text-orientation</text:span><text:span text:style-name="T12"> can change the </text:span><text:soft-page-break/><text:span text:style-name="T12">orientation (fpr example if a verticle table header was needed)</text:span></text:p>
      <text:p text:style-name="P9"/>
      <text:p text:style-name="P5">text-orientation: mixed;</text:p>
      <text:p text:style-name="P5">text-orientation: upright;</text:p>
      <text:p text:style-name="P5">text-orientation: sideways-right;</text:p>
      <text:p text:style-name="P5">text-orientation: sideways;</text:p>
      <text:p text:style-name="P9"/>
      <text:p text:style-name="P2"/>
      <text:p text:style-name="P6">[Section 6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/>
      <text:p text:style-name="P4"><draw:frame draw:style-name="fr1" draw:name="Object1" text:anchor-type="paragraph" svg:width="9.308cm" svg:height="29.7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05T15:43:57.66</dc:date>
    <dc:creator>Mary Ronan</dc:creator>
    <meta:editing-duration>PT2H40M46S</meta:editing-duration>
    <meta:editing-cycles>56</meta:editing-cycles>
    <meta:generator>OpenOffice/4.1.5$Win32 OpenOffice.org_project/415m1$Build-9789</meta:generator>
    <meta:document-statistic meta:table-count="0" meta:image-count="0" meta:object-count="1" meta:page-count="10" meta:paragraph-count="238" meta:word-count="961" meta:character-count="56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none" fo:background-color="#99cc66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none" fo:background-color="#99cc66" fo:border-left="none" fo:border-right="0.035cm solid #000000" fo:border-top="0.035cm solid #000000"/>
    </style:style>
    <style:style style:name="ce16" style:family="table-cell" style:parent-style-name="Default">
      <style:table-cell-properties fo:border-bottom="none" fo:background-color="#99cc66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none" fo:background-color="#99cc66" fo:border-left="none" fo:border-right="0.035cm solid #000000" fo:border-top="none"/>
    </style:style>
    <style:style style:name="ce17" style:family="table-cell" style:parent-style-name="Default">
      <style:table-cell-properties fo:border-bottom="0.035cm solid #000000" fo:background-color="#99cc66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035cm solid #000000" fo:background-color="#99cc66" fo:border-left="none" fo:border-right="0.035cm solid #000000" fo:border-top="none"/>
    </style:style>
    <style:style style:name="ce19" style:family="table-cell" style:parent-style-name="Default">
      <style:table-cell-properties fo:border-bottom="none" fo:background-color="#ccff99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background-color="#ccff99" fo:border-left="none" fo:border-right="0.035cm solid #000000" fo:border-top="0.035cm solid #000000"/>
    </style:style>
    <style:style style:name="ce20" style:family="table-cell" style:parent-style-name="Default">
      <style:table-cell-properties fo:border-bottom="none" fo:background-color="#ccff99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none" fo:background-color="#ccff99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ackground-color="#ccff99" fo:border-left="0.035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0.035cm solid #000000" fo:background-color="#ccff99" fo:border-left="none" fo:border-right="0.035cm solid #000000" fo:border-top="none"/>
    </style:style>
    <style:style style:name="ce1" style:family="table-cell" style:parent-style-name="Default">
      <style:table-cell-properties fo:background-color="#193300" fo:border="0.035cm solid #000000"/>
    </style:style>
    <style:style style:name="ce10" style:family="table-cell" style:parent-style-name="Default">
      <style:table-cell-properties fo:background-color="#ffd320" fo:border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5cm solid #000000" fo:background-color="#1933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ackground-color="#336600" fo:border-left="none" fo:border-right="none" fo:border-top="0.035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fo:background-color="#669933" fo:border-left="none" fo:border-right="none" fo:border-top="0.035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ackground-color="#99cc66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0.035cm solid #000000" fo:background-color="#ccff99" fo:border-left="0.035cm solid #000000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336600" fo:border="0.035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99" fo:border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0.035cm solid #000000" fo:background-color="#ccff99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35cm solid #000000" fo:background-color="#ffd320" fo:border-left="none" fo:border-right="none" fo:border-top="0.035cm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35cm solid #000000" fo:background-color="#193300" fo:border-left="none" fo:border-right="0.035cm solid #000000" fo:border-top="0.035cm solid #000000"/>
    </style:style>
    <style:style style:name="ce26" style:family="table-cell" style:parent-style-name="Default">
      <style:table-cell-properties fo:border-bottom="0.035cm solid #000000" fo:background-color="#336600" fo:border-left="none" fo:border-right="0.035cm solid #000000" fo:border-top="0.035cm solid #000000"/>
    </style:style>
    <style:style style:name="ce27" style:family="table-cell" style:parent-style-name="Default">
      <style:table-cell-properties fo:border-bottom="0.035cm solid #000000" fo:background-color="#669933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ackground-color="#99cc66" fo:border-left="none" fo:border-right="0.035cm solid #000000" fo:border-top="0.035cm solid #000000"/>
    </style:style>
    <style:style style:name="ce3" style:family="table-cell" style:parent-style-name="Default">
      <style:table-cell-properties fo:background-color="#669933" fo:border="0.035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35cm solid #000000" fo:background-color="#ccff99" fo:border-left="none" fo:border-right="0.035cm solid #000000" fo:border-top="0.035cm solid #000000"/>
    </style:style>
    <style:style style:name="ce36" style:family="table-cell" style:parent-style-name="Default">
      <style:table-cell-properties fo:border-bottom="0.035cm solid #000000" fo:background-color="#ffd320" fo:border-left="none" fo:border-right="0.035cm solid #000000" fo:border-top="0.035cm solid #000000"/>
    </style:style>
    <style:style style:name="ce4" style:family="table-cell" style:parent-style-name="Default">
      <style:table-cell-properties fo:border-bottom="none" fo:background-color="#99cc66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66" fo:border-left="0.035cm solid #000000" fo:border-right="0.035cm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fo:background-color="#99cc66" fo:border-left="0.035cm solid #000000" fo:border-right="0.035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ff99" fo:border-left="0.035cm solid #000000" fo:border-right="0.035cm solid #000000" fo:border-top="0.035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ff99" fo:border-left="0.035cm solid #000000" fo:border-right="0.035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ackground-color="#ccff99" fo:border-left="0.035cm solid #000000" fo:border-right="0.035cm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20"/>
        <table:table-column table:style-name="co3" table:default-cell-style-name="ce34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>
            <text:p>Intro</text:p>
          </table:table-cell>
          <table:table-cell table:style-name="ce11"/>
          <table:table-cell table:style-name="ce25"/>
        </table:table-row>
        <table:table-row table:style-name="ro1">
          <table:table-cell table:style-name="ce2" office:value-type="string">
            <text:p>Text</text:p>
          </table:table-cell>
          <table:table-cell table:style-name="ce12"/>
          <table:table-cell table:style-name="ce26"/>
        </table:table-row>
        <table:table-row table:style-name="ro1">
          <table:table-cell table:style-name="ce3" office:value-type="string">
            <text:p>Font Stack</text:p>
          </table:table-cell>
          <table:table-cell table:style-name="ce13"/>
          <table:table-cell table:style-name="ce27"/>
        </table:table-row>
        <table:table-row table:style-name="ro1">
          <table:table-cell table:style-name="ce4" office:value-type="string">
            <text:p>Font Styles</text:p>
          </table:table-cell>
          <table:table-cell table:style-name="ce14" office:value-type="string">
            <text:p>Font Size</text:p>
          </table:table-cell>
          <table:table-cell table:style-name="ce28"/>
        </table:table-row>
        <table:table-row table:style-name="ro1">
          <table:table-cell table:style-name="ce5"/>
          <table:table-cell table:style-name="ce15" office:value-type="string">
            <text:p>Font Style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rmal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Italic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Oblique</text:p>
          </table:table-cell>
        </table:table-row>
        <table:table-row table:style-name="ro1">
          <table:table-cell table:style-name="ce5"/>
          <table:table-cell table:style-name="ce15" office:value-type="string">
            <text:p>Font Weight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rmal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Bold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Lighter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Bolder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100-900</text:p>
          </table:table-cell>
        </table:table-row>
        <table:table-row table:style-name="ro1">
          <table:table-cell table:style-name="ce5"/>
          <table:table-cell table:style-name="ce15" office:value-type="string">
            <text:p>Text Transform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Non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Uppercas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Lowercas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Capitalise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Full-width</text:p>
          </table:table-cell>
        </table:table-row>
        <table:table-row table:style-name="ro1">
          <table:table-cell table:style-name="ce5"/>
          <table:table-cell table:style-name="ce15" office:value-type="string">
            <text:p>Text Decoration</text:p>
          </table:table-cell>
          <table:table-cell table:style-name="ce29"/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decoration-lin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decoration-style</text:p>
          </table:table-cell>
        </table:table-row>
        <table:table-row table:style-name="ro1">
          <table:table-cell table:style-name="ce5"/>
          <table:table-cell table:style-name="ce16"/>
          <table:table-cell table:style-name="ce30" office:value-type="string">
            <text:p>Text-underline-offset</text:p>
          </table:table-cell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Text-decoration-color</text:p>
          </table:table-cell>
        </table:table-row>
        <table:table-row table:style-name="ro1">
          <table:table-cell table:style-name="ce6"/>
          <table:table-cell table:style-name="ce14" office:value-type="string">
            <text:p>Text Drop Shadows</text:p>
          </table:table-cell>
          <table:table-cell table:style-name="ce28"/>
        </table:table-row>
        <table:table-row table:style-name="ro1">
          <table:table-cell table:style-name="ce7" office:value-type="string">
            <text:p>Text Layout</text:p>
          </table:table-cell>
          <table:table-cell table:style-name="ce18" office:value-type="string">
            <text:p>Alignment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Line Height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Letter Spacing</text:p>
          </table:table-cell>
          <table:table-cell table:style-name="ce32"/>
        </table:table-row>
        <table:table-row table:style-name="ro1">
          <table:table-cell/>
          <table:table-cell table:style-name="ce18" office:value-type="string">
            <text:p>Word Spacing</text:p>
          </table:table-cell>
          <table:table-cell table:style-name="ce32"/>
        </table:table-row>
        <table:table-row table:style-name="ro1">
          <table:table-cell/>
          <table:table-cell table:style-name="ce19" office:value-type="string">
            <text:p>Font Variant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Small-caps</text:p>
          </table:table-cell>
        </table:table-row>
        <table:table-row table:style-name="ro1">
          <table:table-cell/>
          <table:table-cell table:style-name="ce19" office:value-type="string">
            <text:p>Font Kerning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Auto</text:p>
          </table:table-cell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None</text:p>
          </table:table-cell>
        </table:table-row>
        <table:table-row table:style-name="ro1">
          <table:table-cell/>
          <table:table-cell table:style-name="ce18" office:value-type="string">
            <text:p>Text Indent</text:p>
          </table:table-cell>
          <table:table-cell table:style-name="ce32"/>
        </table:table-row>
        <table:table-row table:style-name="ro1">
          <table:table-cell/>
          <table:table-cell table:style-name="ce19" office:value-type="string">
            <text:p>White Space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>
            <text:p>No-wrap</text:p>
          </table:table-cell>
        </table:table-row>
        <table:table-row table:style-name="ro1">
          <table:table-cell table:number-columns-repeated="2"/>
          <table:table-cell office:value-type="string">
            <text:p>Pre</text:p>
          </table:table-cell>
        </table:table-row>
        <table:table-row table:style-name="ro1">
          <table:table-cell table:number-columns-repeated="2"/>
          <table:table-cell office:value-type="string">
            <text:p>Pre-wrap</text:p>
          </table:table-cell>
        </table:table-row>
        <table:table-row table:style-name="ro1">
          <table:table-cell table:number-columns-repeated="2"/>
          <table:table-cell office:value-type="string">
            <text:p>Pre-line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spaces</text:p>
          </table:table-cell>
        </table:table-row>
        <table:table-row table:style-name="ro1">
          <table:table-cell/>
          <table:table-cell table:style-name="ce19" office:value-type="string">
            <text:p>Text Overflow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Clip</text:p>
          </table:table-cell>
        </table:table-row>
        <table:table-row table:style-name="ro1">
          <table:table-cell table:number-columns-repeated="2"/>
          <table:table-cell office:value-type="string">
            <text:p>Ellipsis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custom</text:p>
          </table:table-cell>
        </table:table-row>
        <table:table-row table:style-name="ro1">
          <table:table-cell/>
          <table:table-cell table:style-name="ce19" office:value-type="string">
            <text:p>Word Break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 table:number-columns-repeated="2"/>
          <table:table-cell office:value-type="string">
            <text:p>Keep-al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all</text:p>
          </table:table-cell>
        </table:table-row>
        <table:table-row table:style-name="ro1">
          <table:table-cell/>
          <table:table-cell table:style-name="ce19" office:value-type="string">
            <text:p>Word Wrap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Norma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Break-word</text:p>
          </table:table-cell>
        </table:table-row>
        <table:table-row table:style-name="ro1">
          <table:table-cell/>
          <table:table-cell table:style-name="ce19" office:value-type="string">
            <text:p>Writing Mode</text:p>
          </table:table-cell>
          <table:table-cell table:style-name="ce33"/>
        </table:table-row>
        <table:table-row table:style-name="ro1">
          <table:table-cell table:number-columns-repeated="2"/>
          <table:table-cell office:value-type="string">
            <text:p>Horizontal-tb</text:p>
          </table:table-cell>
        </table:table-row>
        <table:table-row table:style-name="ro1">
          <table:table-cell table:number-columns-repeated="2"/>
          <table:table-cell office:value-type="string">
            <text:p>Vertical-rl</text:p>
          </table:table-cell>
        </table:table-row>
        <table:table-row table:style-name="ro1">
          <table:table-cell/>
          <table:table-cell table:style-name="ce21"/>
          <table:table-cell table:style-name="ce35" office:value-type="string">
            <text:p>Vertical-lr</text:p>
          </table:table-cell>
        </table:table-row>
        <table:table-row table:style-name="ro1">
          <table:table-cell/>
          <table:table-cell table:style-name="ce22" office:value-type="string">
            <text:p>Text Orientation</text:p>
          </table:table-cell>
          <table:table-cell/>
        </table:table-row>
        <table:table-row table:style-name="ro1">
          <table:table-cell/>
          <table:table-cell table:style-name="ce22"/>
          <table:table-cell office:value-type="string">
            <text:p>mixed</text:p>
          </table:table-cell>
        </table:table-row>
        <table:table-row table:style-name="ro1">
          <table:table-cell/>
          <table:table-cell table:style-name="ce22"/>
          <table:table-cell office:value-type="string">
            <text:p>upright</text:p>
          </table:table-cell>
        </table:table-row>
        <table:table-row table:style-name="ro1">
          <table:table-cell/>
          <table:table-cell table:style-name="ce22"/>
          <table:table-cell office:value-type="string">
            <text:p>Sideways-right</text:p>
          </table:table-cell>
        </table:table-row>
        <table:table-row table:style-name="ro1">
          <table:table-cell table:style-name="ce9"/>
          <table:table-cell table:style-name="ce23"/>
          <table:table-cell table:style-name="ce35" office:value-type="string">
            <text:p>sideways </text:p>
          </table:table-cell>
        </table:table-row>
        <table:table-row table:style-name="ro1">
          <table:table-cell table:style-name="ce10" office:value-type="string">
            <text:p>Font</text:p>
          </table:table-cell>
          <table:table-cell table:style-name="ce24"/>
          <table:table-cell table:style-name="ce3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5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